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0073" officeooo:paragraph-rsid="001e0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E :</text:p>
      <text:p text:style-name="P1">Synthèse a remplir + documentation installation (avec login et mdp) + doc utilisateur pour savoir comment utiliser le logici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09:19:06.220000000</meta:creation-date>
    <dc:date>2022-02-15T09:33:42.085000000</dc:date>
    <meta:editing-duration>PT4M25S</meta:editing-duration>
    <meta:editing-cycles>1</meta:editing-cycles>
    <meta:document-statistic meta:table-count="0" meta:image-count="0" meta:object-count="0" meta:page-count="1" meta:paragraph-count="2" meta:word-count="21" meta:character-count="131" meta:non-whitespace-character-count="112"/>
    <meta:generator>LibreOffice/7.0.1.2$Windows_X86_64 LibreOffice_project/7cbcfc562f6eb6708b5ff7d7397325de9e764452</meta:generator>
  </office:meta>
</office:document-meta>
</file>